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officeooo:rsid="000b9671" officeooo:paragraph-rsid="000b967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800000" fo:font-size="14pt" fo:font-weight="bold" officeooo:rsid="000b9671" officeooo:paragraph-rsid="000b9671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e24d0" officeooo:paragraph-rsid="000e24d0"/>
    </style:style>
    <style:style style:name="P6" style:family="paragraph" style:parent-style-name="Standard">
      <style:text-properties officeooo:paragraph-rsid="000b9671"/>
    </style:style>
    <style:style style:name="P7" style:family="paragraph" style:parent-style-name="Standard" style:list-style-name="L1">
      <style:text-properties officeooo:rsid="000a2c70" officeooo:paragraph-rsid="000a2c70"/>
    </style:style>
    <style:style style:name="P8" style:family="paragraph" style:parent-style-name="Standard" style:list-style-name="L2">
      <style:text-properties officeooo:rsid="000a2c70" officeooo:paragraph-rsid="000a2c70"/>
    </style:style>
    <style:style style:name="P9" style:family="paragraph" style:parent-style-name="Standard" style:list-style-name="L2">
      <style:text-properties officeooo:paragraph-rsid="000a2c70"/>
    </style:style>
    <style:style style:name="P10" style:family="paragraph" style:parent-style-name="Standard" style:list-style-name="L2">
      <style:text-properties officeooo:paragraph-rsid="00148a26"/>
    </style:style>
    <style:style style:name="P11" style:family="paragraph" style:parent-style-name="Standard" style:list-style-name="L2">
      <style:text-properties officeooo:paragraph-rsid="00135054"/>
    </style:style>
    <style:style style:name="P12" style:family="paragraph" style:parent-style-name="Standard" style:list-style-name="L2">
      <style:text-properties officeooo:paragraph-rsid="003cbf7b"/>
    </style:style>
    <style:style style:name="P13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4" style:family="paragraph" style:parent-style-name="Standard" style:list-style-name="L2">
      <style:text-properties officeooo:rsid="002a09ec" officeooo:paragraph-rsid="002a09ec"/>
    </style:style>
    <style:style style:name="P15" style:family="paragraph" style:parent-style-name="Standard" style:list-style-name="L2">
      <style:text-properties officeooo:rsid="000b9671" officeooo:paragraph-rsid="000b9671"/>
    </style:style>
    <style:style style:name="P16" style:family="paragraph" style:parent-style-name="Standard" style:list-style-name="L4">
      <style:text-properties officeooo:rsid="000b9671" officeooo:paragraph-rsid="00354789"/>
    </style:style>
    <style:style style:name="P17" style:family="paragraph" style:parent-style-name="Standard" style:list-style-name="L5">
      <style:text-properties officeooo:rsid="000b9671" officeooo:paragraph-rsid="000b9671"/>
    </style:style>
    <style:style style:name="P18" style:family="paragraph" style:parent-style-name="Standard" style:list-style-name="L2">
      <style:text-properties officeooo:rsid="0011600d" officeooo:paragraph-rsid="0011600d"/>
    </style:style>
    <style:style style:name="P19" style:family="paragraph" style:parent-style-name="Standard" style:list-style-name="L2">
      <style:text-properties fo:font-style="normal" style:text-underline-style="none" fo:font-weight="normal" officeooo:rsid="003cbf7b" officeooo:paragraph-rsid="003cbf7b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officeooo:rsid="00155f84" officeooo:paragraph-rsid="0033751e"/>
    </style:style>
    <style:style style:name="P21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2" style:family="paragraph" style:parent-style-name="Standard" style:list-style-name="L2">
      <style:text-properties officeooo:rsid="000fa6e3" officeooo:paragraph-rsid="0033751e"/>
    </style:style>
    <style:style style:name="P23" style:family="paragraph" style:parent-style-name="Standard" style:list-style-name="L3">
      <style:text-properties officeooo:rsid="000fa6e3" officeooo:paragraph-rsid="000fa6e3"/>
    </style:style>
    <style:style style:name="P24" style:family="paragraph" style:parent-style-name="Standard" style:list-style-name="L4">
      <style:text-properties fo:color="#000000" fo:font-size="12pt" fo:font-weight="normal" officeooo:rsid="00354789" officeooo:paragraph-rsid="00354789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fo:color="#000000" fo:font-size="11pt" fo:font-weight="normal" officeooo:rsid="000ee0a4" officeooo:paragraph-rsid="00354789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officeooo:rsid="00354789" officeooo:paragraph-rsid="00354789"/>
    </style:style>
    <style:style style:name="P27" style:family="paragraph" style:parent-style-name="Standard" style:list-style-name="L5">
      <style:text-properties officeooo:rsid="00355c13" officeooo:paragraph-rsid="00355c13"/>
    </style:style>
    <style:style style:name="P28" style:family="paragraph" style:parent-style-name="Standard" style:list-style-name="L5">
      <style:text-properties officeooo:rsid="00366469" officeooo:paragraph-rsid="00366469"/>
    </style:style>
    <style:style style:name="T1" style:family="text">
      <style:text-properties officeooo:rsid="000a2c70"/>
    </style:style>
    <style:style style:name="T2" style:family="text">
      <style:text-properties officeooo:rsid="000c9a0e"/>
    </style:style>
    <style:style style:name="T3" style:family="text">
      <style:text-properties officeooo:rsid="000ee0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2c70" style:font-weight-asian="bold" style:font-weight-complex="bold"/>
    </style:style>
    <style:style style:name="T6" style:family="text">
      <style:text-properties fo:font-weight="bold" officeooo:rsid="0010cc6f" style:font-weight-asian="bold" style:font-weight-complex="bold"/>
    </style:style>
    <style:style style:name="T7" style:family="text">
      <style:text-properties fo:font-weight="bold" officeooo:rsid="002a09ec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0cc6f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e88eb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0cc6f"/>
    </style:style>
    <style:style style:name="T21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800000" fo:font-size="14pt" fo:font-weight="bold" officeooo:rsid="000ee0a4" style:font-size-asian="14pt" style:font-weight-asian="bold" style:font-size-complex="14pt" style:font-weight-complex="bold"/>
    </style:style>
    <style:style style:name="T24" style:family="text">
      <style:text-properties officeooo:rsid="0011600d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3cbf7b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0b9671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0cc6f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fo:font-weight="bold" officeooo:rsid="0010cc6f" style:font-style-asian="normal" style:font-weight-asian="bold" style:font-style-complex="normal" style:font-weight-complex="bold"/>
    </style:style>
    <style:style style:name="T33" style:family="text">
      <style:text-properties fo:font-style="normal" style:text-underline-style="none" fo:font-weight="bold" officeooo:rsid="000b9671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3cbf7b" style:font-style-asian="normal" style:font-weight-asian="bold" style:font-style-complex="normal" style:font-weight-complex="bold"/>
    </style:style>
    <style:style style:name="T35" style:family="text">
      <style:text-properties officeooo:rsid="002a09e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a09ec" style:font-weight-asian="normal" style:font-weight-complex="normal"/>
    </style:style>
    <style:style style:name="T38" style:family="text">
      <style:text-properties officeooo:rsid="0033751e"/>
    </style:style>
    <style:style style:name="T39" style:family="text">
      <style:text-properties officeooo:rsid="00355c13"/>
    </style:style>
    <style:style style:name="T40" style:family="text">
      <style:text-properties officeooo:rsid="00429c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LAVORO RETI NEURALI:</text:p>
      <text:p text:style-name="P1"/>
      <text:list xml:id="list5388680537792274669" text:style-name="L1">
        <text:list-item>
          <text:p text:style-name="P7"><text:span text:style-name="T22">Usare il modulo digraph.</text:span><text:span text:style-name="T23">erl</text:span><text:span text:style-name="T22"> per il genotipo:</text:span></text:p>
        </text:list-item>
      </text:list>
      <text:list xml:id="list6862817750413808777" text:style-name="L2">
        <text:list-item>
          <text:list>
            <text:list-item>
              <text:p text:style-name="P9"><text:span text:style-name="T1">Modularizzare </text:span><text:span text:style-name="T5">genotype.erl</text:span><text:span text:style-name="T1"> e </text:span><text:span text:style-name="T5">phenotype.erl</text:span><text:span text:style-name="T1">:FATTO</text:span></text:p>
              <text:list>
                <text:list-item>
                  <text:list>
                    <text:list-item>
                      <text:p text:style-name="P13"><text:span text:style-name="T1">L</text:span>avorano su un grafo.</text:p>
                    </text:list-item>
                    <text:list-item>
                      <text:p text:style-name="P14"><text:span text:style-name="T5">P</text:span><text:span text:style-name="T4">henotype.erl </text:span><text:span text:style-name="T36">può mandare un messaggio/eseguire azione sugli elementi del fenotipo.(vedi </text:span><text:span text:style-name="T13">backup_weights</text:span><text:span text:style-name="T36"> ecc..), sarebbe un </text:span><text:span text:style-name="T17">update/</text:span><text:span text:style-name="T18">set</text:span><text:span text:style-name="T36">.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7">Inserire in</text:span><text:span text:style-name="T7"> nn_service.erl </text:span><text:span text:style-name="T37">la</text:span> mappa<text:span text:style-name="T35">tura tra</text:span> genotipo e fenotipo.</text:p>
              <text:list>
                <text:list-item>
                  <text:list>
                    <text:list-item>
                      <text:p text:style-name="P15">Sa in base al tipo della rete(rnn, som, ecc), come mappare.</text:p>
                    </text:list-item>
                    <text:list-item>
                      <text:p text:style-name="P18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8"><text:span text:style-name="T8">Da genotipo a fenotipo</text:span>: <text:span text:style-name="T40">FATTO</text:span></text:p>
                              <text:list>
                                <text:list-item>
                                  <text:p text:style-name="P18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24">In </text:span><text:span text:style-name="T31">neuron.erl, sensor.erl, actuator.erl e cortex.erl</text:span><text:span text:style-name="T24"> aggiungere funzioni </text:span><text:span text:style-name="T11">get,set</text:span><text:span text:style-name="T24"> di archi che opera sul record del rispettivo fenotipo(ex: per </text:span><text:span text:style-name="T14">neuron_pheno </text:span><text:span text:style-name="T27">va sui</text:span><text:span text:style-name="T16"> </text:span><text:span text:style-name="T26">campi</text:span><text:span text:style-name="T15"> faninsWeight, fanouts, roInsWeights, roouts</text:span><text:span text:style-name="T26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25">Da fenotipo a genotipo</text:span><text:span text:style-name="T26">:</text:span></text:p>
                              <text:list>
                                <text:list-item>
                                  <text:p text:style-name="P12"><text:span text:style-name="T26">In </text:span><text:span text:style-name="T31">neuron.erl, sensor.erl, actuator.erl e cortex.erl</text:span><text:span text:style-name="T26"> implementare l’api dump_exit che ritorna il fenotipo dell’elemento ed esce subito dopo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Inserire tutte le funzione inerenti alla rete neurale:</text:p>
                      <text:list>
                        <text:list-item>
                          <text:p text:style-name="P12"><text:span text:style-name="T28">Quelle del </text:span><text:span text:style-name="T34">phenotype.erl?</text:span></text:p>
                        </text:list-item>
                        <text:list-item>
                          <text:p text:style-name="P12"><text:span text:style-name="T30">La funzione </text:span><text:span text:style-name="T32">s</text:span><text:span text:style-name="T33">witch_ids</text:span><text:span text:style-name="T29"> in </text:span><text:span text:style-name="T33">genotype_mutator.erl</text:span><text:span text:style-name="T29">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<text:span text:style-name="T38">Moduli da modificare in funzione dell’uso del digraph:</text:span></text:p>
              <text:list>
                <text:list-item>
                  <text:p text:style-name="P21">Trainer.erl</text:p>
                </text:list-item>
                <text:list-item>
                  <text:p text:style-name="P21">Genotype_mutator.erl</text:p>
                </text:list-item>
                <text:list-item>
                  <text:p text:style-name="P21">Genotype.erl</text:p>
                </text:list-item>
                <text:list-item>
                  <text:p text:style-name="P21">Phenotype.erl</text:p>
                </text:list-item>
                <text:list-item>
                  <text:p text:style-name="P22"><text:span text:style-name="T4">Agent.erl </text:span>( funzioni di salvataggio e caricamento rete).</text:p>
                </text:list-item>
              </text:list>
            </text:list-item>
          </text:list>
        </text:list-item>
      </text:list>
      <text:p text:style-name="P2"/>
      <text:p text:style-name="P2"><text:tab/><text:tab/>HINT: L’agente sa le informazioni generali sulla rete neurale:</text:p>
      <text:p text:style-name="P2"><text:tab/><text:tab/><text:tab/>-Tipologia( rnn ecc..).</text:p>
      <text:p text:style-name="P2"><text:tab/><text:tab/><text:tab/>-Fitness.</text:p>
      <text:p text:style-name="P2"><text:tab/><text:tab/><text:tab/><text:span text:style-name="T3">-Riferimento alla rete/ funzionale di recupero.</text:span></text:p>
      <text:p text:style-name="P6"/>
      <text:list xml:id="list8803869658350436939" text:style-name="L3">
        <text:list-header>
          <text:p text:style-name="P23"/>
        </text:list-header>
      </text:list>
      <text:p text:style-name="P4">2. L’agente non ha più il genotipo memorizzato bensì sa come ottenerlo e lo ottiene <text:span text:style-name="T2">solo </text:span>quando richiesto:</text:p>
      <text:list xml:id="list1103166936678944979" text:style-name="L4">
        <text:list-item>
          <text:p text:style-name="P24">Sa le informazioni generali sulla rete:</text:p>
          <text:list>
            <text:list-item>
              <text:p text:style-name="P16">Tipologia( rnn ecc..).</text:p>
            </text:list-item>
            <text:list-item>
              <text:p text:style-name="P16">Fitness.</text:p>
            </text:list-item>
            <text:list-item>
              <text:p text:style-name="P25">Riferimento alla rete/ funzionale di recupero.</text:p>
            </text:list-item>
          </text:list>
        </text:list-item>
      </text:list>
      <text:p text:style-name="P5"/>
      <text:p text:style-name="P2"/>
      <text:p text:style-name="P2"><text:span text:style-name="T21">3. Refactor del codice</text:span>:</text:p>
      <text:list xml:id="list152527989059185550" text:style-name="L5">
        <text:list-item>
          <text:p text:style-name="P17"><text:span text:style-name="T20">La funzione </text:span><text:span text:style-name="T6">s</text:span><text:span text:style-name="T4">witch_ids</text:span> in <text:span text:style-name="T4">genotype_mutator.erl</text:span> va in <text:span text:style-name="T4">nn_service.erl</text:span>.</text:p>
        </text:list-item>
        <text:list-item>
          <text:p text:style-name="P17">Nella costruzione del genotipo, per le <text:span text:style-name="T9">direttive</text:span><text:span text:style-name="T10">( fit, predict, fit_predict) </text:span><text:span text:style-name="T12">e i constraint</text:span>, usare le mappe al posto delle tuple.</text:p>
        </text:list-item>
        <text:list-item>
          <text:p text:style-name="P26"><text:soft-page-break/>Modularizzare e migliorare il codice in genotype.erl:</text:p>
          <text:list>
            <text:list-item>
              <text:p text:style-name="P26">c<text:span text:style-name="T4">reate_neuro_net</text:span> <text:span text:style-name="T39">per</text:span> <text:span text:style-name="T19">ffnn</text:span> e <text:span text:style-name="T17">rnn </text:span>→ accomunare il codice.</text:p>
            </text:list-item>
            <text:list-item>
              <text:p text:style-name="P27">Togliere <text:span text:style-name="T4">create_nn </text:span>e separarle in <text:span text:style-name="T4">create_som</text:span> e <text:span text:style-name="T4">create_classic</text:span>.</text:p>
            </text:list-item>
            <text:list-item>
              <text:p text:style-name="P28">Togliere <text:span text:style-name="T4">get_net_type</text:span> e inserire il tipo di genotipo in maniera differente (vedi per som).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5:40:55.662784137</meta:creation-date>
    <dc:date>2022-01-09T17:00:00.757435335</dc:date>
    <meta:editing-duration>PT13H30M51S</meta:editing-duration>
    <meta:editing-cycles>51</meta:editing-cycles>
    <meta:generator>LibreOffice/5.2.7.2$Linux_X86_64 LibreOffice_project/20m0$Build-2</meta:generator>
    <meta:document-statistic meta:table-count="0" meta:image-count="0" meta:object-count="0" meta:page-count="2" meta:paragraph-count="40" meta:word-count="328" meta:character-count="2168" meta:non-whitespace-character-count="1900"/>
  </office:meta>
</office:document-meta>
</file>